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ject.setNewProperty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.copyFile( File sourceFile , File destFile , boolean filter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ject.copyFile( String sourceFile , String destFile , boolean filtering , boolean overwri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ject.fireMessageLogged( Task task , String message , Throwable throwable , int prior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ject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ject.getTaskDefini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.init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ject.getUser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.setFileLastModified( File file , long 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ject.copyFile( File sourceFile , File destFile , boolean filtering , boolean overwri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ject.copyFile( File sourceFile , File destFile , boolean filtering , boolean overwrite , boolean preserveLastModifi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ject.getReference( String ke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roject.setInputHandler( Input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.getThreadTask( Thread threa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roject.getTarg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.setDefaultInputStream( InputStream defaultInput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.setProperty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.demuxOutput( String output , boolean isWarnin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roject.resolveFile( String 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.replaceProperties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.initSubProject( Project subPro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ject.inheritIDReferences( Project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.setAntLib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ject.getUserProperty( String propert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.addOrReplaceTarget( String targetName , Targe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ject.setDefault( String default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ject.setJavaVersionPropert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oject.setProjectReference( final Object obj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roject.resolveFile( String fileName , File root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.fireMessageLogged( Target target , String message , int prior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RefTable.get(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ject.fireMessageLoggedEvent( BuildEvent event , String message , int priorit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Project.getProject( Object 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roject.getReferen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RefTable.AntRef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.getElementName( Objec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.addOrReplaceTarget( Targe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.addDataTypeDefinition( String typeName , Class type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ject.setUserProperty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.getDefaul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.checkTaskClass( final Class taskClas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Project.fireBuildStart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ject.demuxInput( byte [ ] buffer , int offse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ject.addTarget( String targetName , Target targ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ject.setPropertyInternal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.demuxFlush( String output , boolean isErro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roject.log( String message , int msg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.fireTargetStarted( Target targ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ject.addTaskDefinition( String taskName , Class task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ject.addBuildListener( BuildListener listen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roject.executeSortedTargets( Vector sortedTargets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7">
            <text:p text:style-name="Table_20_Contents">7</text:p>
          </table:table-cell>
          <table:table-cell office:value-type="float" office:value="62">
            <text:p text:style-name="Table_20_Contents">62</text:p>
          </table:table-cell>
        </table:table-row>
        <table:table-row>
          <table:table-cell office:value-type="string">
            <text:p text:style-name="Table_20_Contents">Project.getBaseDi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oject.initia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.addIdReference( String id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.getJava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.getCore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.copyFile( String sourceFile , String dest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.topoSort( String root , Hashtable target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RefTable.getReal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.executeTargets( Vector 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ject.log( Task task , String message , int msg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.fireBuildFinished( Throwable excep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ject.fireMessageLogged( Project project , String message , Throwable throwable , int prior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ject.fireSubBuildFinished( Throwable excep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oject.addTarget( Targe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.log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.setDefaultTarget( String default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.fireTargetFinished( Target target , Throwable excep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ject.addFilter( String token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ject.copyFile( String sourceFile , String destFile , boolean filtering , boolean overwrite , boolean preserveLastModifi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ject.defaultInput( byte [ ] buffer , int offse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ject.getBuildListen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ject.addReference( String referenceName , Object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roject.getInherited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.toBoolean( String 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ject.createDataType( String typ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.getProperty( String property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ject.getExecutor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Project.log( Target target , String message , Throwable throwable , int msg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.createClassLoader( ClassLoader parent , Path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.getDataTypeDefini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.removeBuildListener( BuildListener listen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roject.translatePath( String toProc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.executeTarget( String target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ject.createSubProjec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oject.getFil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.setKeepGoingMode( boolean keepGoing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.setExecutor( Executor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.createTask( String task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.setSystemProperti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oject.copyInheritedProperties( Project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.fireMessageLogged( Target target , String message , Throwable throwable , int prior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ject.setBaseDir( File baseDi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roject.topoSort( String [ ] root , Hashtable targetTable , boolean returnAll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Project.copyUserProperties( Project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.log( Task task , String message , Throwable throwable , int msg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.fireSubBuildStart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ject.fireMessageLogged( Project project , String message , int prior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.getInpu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.getDescrip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ject.getResourc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.get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.copyFile( File sourceFile , File dest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.tsort( String root , Hashtable targetTable , Hashtable state , Stack visiting , Vector re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Project.isKeepGoing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.fireTaskStarted( Task tas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ject.getDefault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.topoSort( String root , Hashtable targetTable , boolean returnA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.setCoreLoader( ClassLoader core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.Pro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.getGlobalFilter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.copyFile( String sourceFile , String destFile , boolean filter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ject.hasReference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.setBasedir( String bas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.log( String message , Throwable throwable , int msg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.registerThreadTask( Thread thread , Task tas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oject.fireMessageLogged( Task task , String message , int prior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.log( Target target , String message , int msg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ject.setDescription(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.fireTaskFinished( Task task , Throwable excep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oject.setInheritedProperty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.createClassLoader( Path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jec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ject.makeCircularException( String end , Stack st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